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BusBackgroundThreadTest.testPostFromM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ventBusBackgroundThreadTest.onEventBackgroundThread( String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BackgroundThreadTest.testPostInCurrentTh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